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PONEN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ado compra</text:p>
          </table:table-cell>
          <table:table-cell office:value-type="string" calcext:value-type="string">
            <text:p>núm. segu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recio suponiendo 1€=1,05$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Total Yombo</text:p>
          </table:table-cell>
          <table:table-cell/>
          <table:table-cell office:value-type="string" calcext:value-type="string">
            <text:p>Pagado real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E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E8]*[.I8]/1.05" office:value-type="float" office:value="0.16" calcext:value-type="float">
            <text:p>0,16</text:p>
          </table:table-cell>
          <table:table-cell table:formula="of:=[.I8]*[.G8]/1.05" office:value-type="float" office:value="3.2" calcext:value-type="float">
            <text:p>3,2</text:p>
          </table:table-cell>
          <table:table-cell/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E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E9]*[.I9]/1.05" office:value-type="float" office:value="0.371428571428571" calcext:value-type="float">
            <text:p>0,3714285714</text:p>
          </table:table-cell>
          <table:table-cell table:formula="of:=[.I9]*[.G9]/1.05" office:value-type="float" office:value="7.42857142857143" calcext:value-type="float">
            <text:p>7,4285714286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E1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71505371148</text:p>
          </table:table-cell>
          <table:table-cell office:value-type="float" office:value="0.0296" calcext:value-type="float">
            <text:p>0,0296</text:p>
          </table:table-cell>
          <table:table-cell office:value-type="string" calcext:value-type="string">
            <text:p>&lt;-- ($ dolares)</text:p>
          </table:table-cell>
          <table:table-cell table:formula="of:=[.E10]*[.I10]/1.05" office:value-type="float" office:value="0.0563809523809524" calcext:value-type="float">
            <text:p>0,0563809524</text:p>
          </table:table-cell>
          <table:table-cell table:formula="of:=[.I10]*[.G10]/1.05" office:value-type="float" office:value="1.40952380952381" calcext:value-type="float">
            <text:p>1,4095238095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E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E11]*[.I11]/1.05" office:value-type="float" office:value="0.0300952380952381" calcext:value-type="float">
            <text:p>0,0300952381</text:p>
          </table:table-cell>
          <table:table-cell table:formula="of:=[.I11]*[.G11]/1.05" office:value-type="float" office:value="0.752380952380952" calcext:value-type="float">
            <text:p>0,7523809524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E1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E12]*[.I12]/1.05" office:value-type="float" office:value="0.0205714285714286" calcext:value-type="float">
            <text:p>0,0205714286</text:p>
          </table:table-cell>
          <table:table-cell table:formula="of:=[.I12]*[.G12]/1.05" office:value-type="float" office:value="1.02857142857143" calcext:value-type="float">
            <text:p>1,0285714286</text:p>
          </table:table-cell>
          <table:table-cell/>
          <table:table-cell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11062595738 China Post</text:p>
          </table:table-cell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E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31104819027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&lt;-- ($ dolares)</text:p>
          </table:table-cell>
          <table:table-cell table:formula="of:=[.E13]*[.I13]/1.05" office:value-type="float" office:value="0.0695238095238095" calcext:value-type="float">
            <text:p>0,0695238095</text:p>
          </table:table-cell>
          <table:table-cell table:formula="of:=[.I13]*[.G13]/1.05" office:value-type="float" office:value="1.39047619047619" calcext:value-type="float">
            <text:p>1,3904761905</text:p>
          </table:table-cell>
          <table:table-cell/>
          <table:table-cell office:value-type="float" office:value="1.43" calcext:value-type="float">
            <text:p>1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E1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&lt;-- ($ dolares)</text:p>
          </table:table-cell>
          <table:table-cell table:formula="of:=[.E14]*[.I14]/1.05" office:value-type="float" office:value="0.0322857142857143" calcext:value-type="float">
            <text:p>0,0322857143</text:p>
          </table:table-cell>
          <table:table-cell table:formula="of:=[.I14]*[.G14]/1.05" office:value-type="float" office:value="1.07619047619048" calcext:value-type="float">
            <text:p>1,0761904762</text:p>
          </table:table-cell>
          <table:table-cell/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A000071504110844 <text:s text:c="2"/>http://www.flytexpress.com/</text:p>
          </table:table-cell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E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E15]*[.I15]/1.05" office:value-type="float" office:value="0.032" calcext:value-type="float">
            <text:p>0,032</text:p>
          </table:table-cell>
          <table:table-cell table:formula="of:=[.I15]*[.G15]/1.05" office:value-type="float" office:value="0.8" calcext:value-type="float">
            <text:p>0,8</text:p>
          </table:table-cell>
          <table:table-cell/>
          <table:table-cell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E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E16]*[.I16]/1.05" office:value-type="float" office:value="0.0377142857142857" calcext:value-type="float">
            <text:p>0,0377142857</text:p>
          </table:table-cell>
          <table:table-cell table:formula="of:=[.I16]*[.G16]/1.05" office:value-type="float" office:value="0.942857142857143" calcext:value-type="float">
            <text:p>0,9428571429</text:p>
          </table:table-cell>
          <table:table-cell/>
          <table:table-cell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/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E17]*[.I17]/1.05" office:value-type="float" office:value="0.0838095238095238" calcext:value-type="float">
            <text:p>0,0838095238</text:p>
          </table:table-cell>
          <table:table-cell table:formula="of:=[.I17]*[.G17]/1.05" office:value-type="float" office:value="1.67619047619048" calcext:value-type="float">
            <text:p>1,6761904762</text:p>
          </table:table-cell>
          <table:table-cell/>
          <table:table-cell office:value-type="float" office:value="1.72" calcext:value-type="float">
            <text:p>1,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SUM([.L8:.L17])" office:value-type="float" office:value="19.7047619047619" calcext:value-type="float">
            <text:p>19,7047619048</text:p>
          </table:table-cell>
          <table:table-cell office:value-type="string" calcext:value-type="string">
            <text:p>&lt;--Total ebay</text:p>
          </table:table-cell>
          <table:table-cell table:formula="of:=SUM([.N8:.N17])" office:value-type="float" office:value="20.3" calcext:value-type="float">
            <text:p>20,3</text:p>
          </table:table-cell>
          <table:table-cell office:value-type="string" calcext:value-type="string">
            <text:p>&lt;--Pagado ebay real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Aliexpres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mprado 13Abril</text:p>
          </table:table-cell>
          <table:table-cell/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E2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E23]*[.I23]/1.05" office:value-type="float" office:value="2.14285714285714" calcext:value-type="float">
            <text:p>2,1428571429</text:p>
          </table:table-cell>
          <table:table-cell table:formula="of:=[.I23]*[.G23]/1.05" office:value-type="float" office:value="42.8571428571429" calcext:value-type="float">
            <text:p>42,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ado 14Abril</text:p>
          </table:table-cell>
          <table:table-cell/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E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608535594.ht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&lt;-- ($ dolares)</text:p>
          </table:table-cell>
          <table:table-cell table:formula="of:=[.E24]*[.I24]/1.05" office:value-type="float" office:value="0.476190476190476" calcext:value-type="float">
            <text:p>0,4761904762</text:p>
          </table:table-cell>
          <table:table-cell table:formula="of:=[.I24]*[.G24]/1.05" office:value-type="float" office:value="9.52380952380952" calcext:value-type="float">
            <text:p>9,52380952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E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E25]*[.I25]/1.05" office:value-type="float" office:value="2.36952380952381" calcext:value-type="float">
            <text:p>2,3695238095</text:p>
          </table:table-cell>
          <table:table-cell table:formula="of:=[.I25]*[.G25]/1.05" office:value-type="float" office:value="47.3904761904762" calcext:value-type="float">
            <text:p>47,39047619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2046339189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E26]*[.I26]/1.05" office:value-type="float" office:value="1.52190476190476" calcext:value-type="float">
            <text:p>1,5219047619</text:p>
          </table:table-cell>
          <table:table-cell table:formula="of:=[.I26]*[.G26]/1.05" office:value-type="float" office:value="30.4380952380952" calcext:value-type="float">
            <text:p>30,438095238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UM([.L23:.L26])" office:value-type="float" office:value="130.209523809524" calcext:value-type="float">
            <text:p>130,2095238095</text:p>
          </table:table-cell>
          <table:table-cell office:value-type="string" calcext:value-type="string">
            <text:p>&lt;--Total ali.</text:p>
          </table:table-cell>
          <table:table-cell table:formula="of:=SUM([.N23:.N26])" office:value-type="float" office:value="0" calcext:value-type="float">
            <text:p>0</text:p>
          </table:table-cell>
          <table:table-cell office:value-type="string" calcext:value-type="string">
            <text:p>&lt;--Pagado real Aliexpress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edido Wilco20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Grati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E39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2X6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E40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E41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E42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E43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E44]*20"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Total componentes 1 Kit</text:p>
          </table:table-cell>
          <table:table-cell/>
          <table:table-cell table:formula="of:=SUM([.K8:.K46])" office:value-type="float" office:value="8.40428571428571" calcext:value-type="float">
            <text:p>8,40428571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20 Kits</text:p>
          </table:table-cell>
          <table:table-cell/>
          <table:table-cell table:formula="of:=[.K47]*20" office:value-type="float" office:value="168.085714285714" calcext:value-type="float">
            <text:p>168,085714285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L8:.L44])" office:value-type="float" office:value="169.914285714286" calcext:value-type="float">
            <text:p>169,914285714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LAC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E57]/1.05" office:value-type="float" office:value="30.3809523809524" calcext:value-type="float">
            <text:p>30,380952381</text:p>
          </table:table-cell>
          <table:table-cell table:formula="of:=[.F57]/1.05" office:value-type="float" office:value="8.07619047619048" calcext:value-type="float">
            <text:p>8,0761904762</text:p>
          </table:table-cell>
          <table:table-cell table:formula="of:=[.G57]+[.H57]" office:value-type="float" office:value="38.4571428571429" calcext:value-type="float">
            <text:p>38,4571428571</text:p>
          </table:table-cell>
          <table:table-cell table:formula="of:=[.I57]/20" office:value-type="float" office:value="1.92285714285714" calcext:value-type="float">
            <text:p>1,92285714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E58]/1.05" office:value-type="float" office:value="39.9047619047619" calcext:value-type="float">
            <text:p>39,9047619048</text:p>
          </table:table-cell>
          <table:table-cell table:formula="of:=[.F58]/1.05" office:value-type="float" office:value="8.07619047619048" calcext:value-type="float">
            <text:p>8,0761904762</text:p>
          </table:table-cell>
          <table:table-cell table:formula="of:=[.G58]+[.H58]" office:value-type="float" office:value="47.9809523809524" calcext:value-type="float">
            <text:p>47,980952381</text:p>
          </table:table-cell>
          <table:table-cell table:formula="of:=[.I58]/20" office:value-type="float" office:value="2.39904761904762" calcext:value-type="float">
            <text:p>2,3990476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E59]/1.05" office:value-type="float" office:value="34.9428571428571" calcext:value-type="float">
            <text:p>34,9428571429</text:p>
          </table:table-cell>
          <table:table-cell table:formula="of:=[.F59]/1.05" office:value-type="float" office:value="8.07619047619048" calcext:value-type="float">
            <text:p>8,0761904762</text:p>
          </table:table-cell>
          <table:table-cell table:formula="of:=[.G59]+[.H59]" office:value-type="float" office:value="43.0190476190476" calcext:value-type="float">
            <text:p>43,019047619</text:p>
          </table:table-cell>
          <table:table-cell table:style-name="ce1" table:formula="of:=[.I59]/20" office:value-type="float" office:value="2.15095238095238" calcext:value-type="float">
            <text:p>2,150952381</text:p>
          </table:table-cell>
          <table:table-cell/>
          <table:table-cell table:style-name="ce3" table:formula="of:=[.K47]+[.J59]" office:value-type="float" office:value="10.5552380952381" calcext:value-type="float">
            <text:p>10,55523809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E60]/1.05" office:value-type="float" office:value="44.4666666666667" calcext:value-type="float">
            <text:p>44,4666666667</text:p>
          </table:table-cell>
          <table:table-cell table:formula="of:=[.F60]/1.05" office:value-type="float" office:value="8.07619047619048" calcext:value-type="float">
            <text:p>8,0761904762</text:p>
          </table:table-cell>
          <table:table-cell table:formula="of:=[.G60]+[.H60]" office:value-type="float" office:value="52.5428571428571" calcext:value-type="float">
            <text:p>52,5428571429</text:p>
          </table:table-cell>
          <table:table-cell table:formula="of:=[.I60]/20" office:value-type="float" office:value="2.62714285714286" calcext:value-type="float">
            <text:p>2,62714285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L59]*20" office:value-type="float" office:value="211.104761904762" calcext:value-type="float">
            <text:p>211,10476190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4:03:02.3570183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4-15T14:03:49.730325100</dc:date>
    <meta:editing-duration>P1DT11H18M30S</meta:editing-duration>
    <meta:editing-cycles>88</meta:editing-cycles>
    <meta:generator>LibreOffice/4.2.7.2$Linux_X86_64 LibreOffice_project/420m0$Build-2</meta:generator>
    <meta:document-statistic meta:table-count="1" meta:cell-count="283" meta:object-count="0"/>
  </office:meta>
</office:document-meta>
</file>